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ron Requirements</text:p>
      <text:p text:style-name="Text_20_body"/>
      <text:p text:style-name="Text_20_body"/>
      <text:p text:style-name="Text_20_body">MyTronBot Functional Requirements</text:p>
      <text:list xml:id="list468588093" text:style-name="L1">
        <text:list-item>
          <text:p text:style-name="P1">The bot must always complete each full move cycle in under 1 second.</text:p>
        </text:list-item>
        <text:list-item>
          <text:p text:style-name="P1">In close range situations, the bot must choose the direction that would yield the best result based on a minimax search of all possible paths to a certain depth.</text:p>
          <text:list>
            <text:list-item>
              <text:p text:style-name="P1">This strategy must only be applied if the players are connected by floor space.</text:p>
            </text:list-item>
            <text:list-item>
              <text:p text:style-name="P1">The distance between the players at which this should be applied must be configurable.</text:p>
            </text:list-item>
            <text:list-item>
              <text:p text:style-name="P1">The default distance at which this should be applied should be less than the maximum depth achievable by the minimax algorithm.</text:p>
            </text:list-item>
          </text:list>
        </text:list-item>
        <text:list-item>
          <text:p text:style-name="P1">The bot must never choose a move that hits a wall if there are floor tiles available.</text:p>
        </text:list-item>
        <text:list-item>
          <text:p text:style-name="P1">If the players are far apart, and if there is an area of the board that could segment the board easily, then the bot must go directly to that area as quickly as possible and go for an advantage in territory size.</text:p>
        </text:list-item>
        <text:list-item>
          <text:p text:style-name="P1">If the players are not connected by floor tiles, the bot must no longer worry about the other player's moves, and must instead focus on finding the longest path possible.</text:p>
        </text:list-item>
        <text:list-item>
          <text:p text:style-name="P1">The bot must use as much of that 1 second as possible to calculate useful information about the board and cache it for later speed.</text:p>
        </text:list-item>
        <text:list-item>
          <text:p text:style-name="P1">The bot must exit cleanly in any situation to avoid being suspended from play.</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0T23:08:31</meta:creation-date>
    <dc:date>2010-02-21T10:41:08</dc:date>
    <meta:editing-duration>PT11H06M48S</meta:editing-duration>
    <meta:editing-cycles>7</meta:editing-cycles>
    <meta:generator>OpenOffice.org/3.1$Unix OpenOffice.org_project/310m19$Build-9420</meta:generator>
    <meta:document-statistic meta:table-count="0" meta:image-count="0" meta:object-count="0" meta:page-count="1" meta:paragraph-count="12" meta:word-count="234" meta:character-count="1274"/>
  </office:meta>
</office:document-meta>
</file>